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Standard">
      <style:text-properties officeooo:rsid="00057d69" officeooo:paragraph-rsid="00057d69"/>
    </style:style>
    <style:style style:name="P2" style:family="paragraph" style:parent-style-name="Standard">
      <style:text-properties officeooo:paragraph-rsid="00057d69"/>
    </style:style>
    <style:style style:name="P3" style:family="paragraph" style:parent-style-name="Standard">
      <style:text-properties officeooo:rsid="0007c7f8" officeooo:paragraph-rsid="0007c7f8"/>
    </style:style>
    <style:style style:name="P4" style:family="paragraph" style:parent-style-name="Standard">
      <style:text-properties officeooo:rsid="0008b460" officeooo:paragraph-rsid="0008b460"/>
    </style:style>
    <style:style style:name="P5" style:family="paragraph" style:parent-style-name="Standard">
      <style:text-properties officeooo:rsid="0009b38a" officeooo:paragraph-rsid="0009b38a"/>
    </style:style>
    <style:style style:name="T1" style:family="text">
      <style:text-properties officeooo:rsid="00057d69"/>
    </style:style>
    <style:style style:name="T2" style:family="text">
      <style:text-properties officeooo:rsid="0006011e"/>
    </style:style>
    <style:style style:name="T3" style:family="text">
      <style:text-properties officeooo:rsid="0007c7f8"/>
    </style:style>
    <style:style style:name="T4" style:family="text">
      <style:text-properties officeooo:rsid="0008b460"/>
    </style:style>
    <style:style style:name="T5" style:family="text">
      <style:text-properties officeooo:rsid="0009b38a"/>
    </style:style>
    <style:style style:name="T6" style:family="text">
      <style:text-properties officeooo:rsid="000a1f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daho National Lab </text:span></text:p>
      <text:p text:style-name="P1">1<text:span text:style-name="T5">42</text:span> S. Farm Dr.</text:p>
      <text:p text:style-name="P1">Idaho Falls, ID 83123</text:p>
      <text:p text:style-name="P1"/>
      <text:p text:style-name="P1">January 28, 2023</text:p>
      <text:p text:style-name="P1"/>
      <text:p text:style-name="P1">Brigham Eaquinto</text:p>
      <text:p text:style-name="P1">111 W Second South</text:p>
      <text:p text:style-name="P1">Rexburg, ID 83440</text:p>
      <text:p text:style-name="P1"/>
      <text:p text:style-name="P1">Dear Idaho National Lab Hiring Manager:</text:p>
      <text:p text:style-name="P1"/>
      <text:p text:style-name="P2"><text:span text:style-name="T1">Thank you for the information about the </text:span>Data Modeling and Visualization Developer - (18812) <text:s/><text:span text:style-name="T1">position. My name is Brigham Eaquinto and I write to you to discuss my interest and fit for this position. I have a Bachelor’s of Science in Data Science, two years of relevant experience, and a desire to purpose my career behind a worth</text:span><text:span text:style-name="T3">y</text:span><text:span text:style-name="T1"> cause such as the </text:span><text:span text:style-name="T3">advancement of </text:span><text:span text:style-name="T1">renewable energy, </text:span><text:span text:style-name="T3">contribute towards </text:span><text:span text:style-name="T2">national security, </text:span><text:span text:style-name="T4">or</text:span><text:span text:style-name="T3"> other investments in our country. </text:span></text:p>
      <text:p text:style-name="P1"/>
      <text:p text:style-name="P3">The majority of my work experience consists of dashboard development and deployment with PowerBI. As a student, I had the opportunity to help college deans, university vice-presidents, and other <text:span text:style-name="T4">executive</text:span><text:span text:style-name="T5">s</text:span><text:span text:style-name="T4"> </text:span>understand their need<text:span text:style-name="T4">s</text:span>, develop <text:span text:style-name="T4">star schema </text:span>data model<text:span text:style-name="T4">s</text:span>, design compelling dashboards with graphical and numerical summaries, and <text:span text:style-name="T4">maintain </text:span>the product, <text:span text:style-name="T4">improving </text:span><text:span text:style-name="T5">it </text:span><text:span text:style-name="T4">when </text:span>feedback <text:span text:style-name="T5">was received.</text:span> </text:p>
      <text:p text:style-name="P3"/>
      <text:p text:style-name="P4">In other experiences, I led teams of five in ad-hoc data analysis reports querying data with SQL, and leveraging R/Python for analysis, visualization, and modeling. We worked together to foster a positive work environment, discuss ideas at the round table, and help each other <text:span text:style-name="T5">overcome problems</text:span>. </text:p>
      <text:p text:style-name="P1"/>
      <text:p text:style-name="P5">Recently, I have been able to learn about the JavaScript-based “Observable” language and its capabilities in interactive report <text:span text:style-name="T6">tools</text:span> for end users. I would be excited to show how this may benefit your team. With my education, work experience, drive to work towards a worthy cause, and my appetite to learn new concepts and software, I am would like to further discuss this position with you. Please contact me at either of the methods below.</text:p>
      <text:p text:style-name="P1"/>
      <text:p text:style-name="P1">Sincerely, </text:p>
      <text:p text:style-name="P1"/>
      <text:p text:style-name="P1"/>
      <text:p text:style-name="P1"/>
      <text:p text:style-name="P1">Brigham Eaquinto</text:p>
      <text:p text:style-name="P5">Email: <text:a xlink:type="simple" xlink:href="mailto:brighameaquinto@gmail.com" text:style-name="Internet_20_link" text:visited-style-name="Visited_20_Internet_20_Link">brighameaquinto@gmail.com</text:a></text:p>
      <text:p text:style-name="P5">Mobile: (707) 391-541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egoe U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Segoe U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8T11:25:53.129000000</meta:creation-date>
    <dc:date>2023-01-28T12:26:11.425000000</dc:date>
    <meta:editing-duration>PT16M27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6" meta:word-count="290" meta:character-count="1837" meta:non-whitespace-character-count="1557"/>
  </office:meta>
</office:document-meta>
</file>